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0*"/>
    </style:style>
    <style:style style:name="Tabelle1.B" style:family="table-column">
      <style:table-column-properties style:column-width="4.251cm" style:rel-column-width="16387*"/>
    </style:style>
    <style:style style:name="Tabelle1.D" style:family="table-column">
      <style:table-column-properties style:column-width="4.251cm" style:rel-column-width="16388*"/>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249cm" style:rel-column-width="16380*"/>
    </style:style>
    <style:style style:name="Tabelle2.B" style:family="table-column">
      <style:table-column-properties style:column-width="4.251cm" style:rel-column-width="16387*"/>
    </style:style>
    <style:style style:name="Tabelle2.D" style:family="table-column">
      <style:table-column-properties style:column-width="4.251cm" style:rel-column-width="16388*"/>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249cm" style:rel-column-width="16380*"/>
    </style:style>
    <style:style style:name="Tabelle3.B" style:family="table-column">
      <style:table-column-properties style:column-width="4.251cm" style:rel-column-width="16387*"/>
    </style:style>
    <style:style style:name="Tabelle3.D" style:family="table-column">
      <style:table-column-properties style:column-width="4.251cm" style:rel-column-width="16388*"/>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4.249cm" style:rel-column-width="16380*"/>
    </style:style>
    <style:style style:name="Tabelle7.B" style:family="table-column">
      <style:table-column-properties style:column-width="4.251cm" style:rel-column-width="16387*"/>
    </style:style>
    <style:style style:name="Tabelle7.D" style:family="table-column">
      <style:table-column-properties style:column-width="4.251cm" style:rel-column-width="16388*"/>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249cm" style:rel-column-width="16380*"/>
    </style:style>
    <style:style style:name="Tabelle4.B" style:family="table-column">
      <style:table-column-properties style:column-width="4.251cm" style:rel-column-width="16387*"/>
    </style:style>
    <style:style style:name="Tabelle4.D" style:family="table-column">
      <style:table-column-properties style:column-width="4.251cm" style:rel-column-width="16388*"/>
    </style:style>
    <style:style style:name="Tabelle4.A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4.249cm" style:rel-column-width="16380*"/>
    </style:style>
    <style:style style:name="Tabelle5.B" style:family="table-column">
      <style:table-column-properties style:column-width="4.251cm" style:rel-column-width="16387*"/>
    </style:style>
    <style:style style:name="Tabelle5.D" style:family="table-column">
      <style:table-column-properties style:column-width="4.251cm" style:rel-column-width="16388*"/>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4.249cm" style:rel-column-width="16380*"/>
    </style:style>
    <style:style style:name="Tabelle6.B" style:family="table-column">
      <style:table-column-properties style:column-width="4.251cm" style:rel-column-width="16387*"/>
    </style:style>
    <style:style style:name="Tabelle6.D" style:family="table-column">
      <style:table-column-properties style:column-width="4.251cm" style:rel-column-width="16388*"/>
    </style:style>
    <style:style style:name="Tabelle6.A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text-align="center" style:justify-single-word="false"/>
      <style:text-properties style:font-name="Times New Roman" fo:font-size="12pt" style:font-size-asian="12pt" style:font-size-complex="12pt"/>
    </style:style>
    <style:style style:name="P3" style:family="paragraph" style:parent-style-name="Standard">
      <style:paragraph-properties fo:text-align="center" style:justify-single-word="false"/>
      <style:text-properties style:font-name="Liberation Mono" fo:font-size="10pt" officeooo:rsid="000cf9f9" officeooo:paragraph-rsid="000cf9f9" style:font-size-asian="10pt" style:font-size-complex="10pt"/>
    </style:style>
    <style:style style:name="P4" style:family="paragraph" style:parent-style-name="Standard">
      <style:paragraph-properties fo:text-align="center" style:justify-single-word="false"/>
      <style:text-properties style:font-name="Liberation Mono" fo:font-size="10pt" officeooo:rsid="000cf9f9" officeooo:paragraph-rsid="00155042" style:font-size-asian="10pt" style:font-size-complex="10pt"/>
    </style:style>
    <style:style style:name="P5" style:family="paragraph" style:parent-style-name="Standard">
      <style:paragraph-properties fo:text-align="center" style:justify-single-word="false"/>
      <style:text-properties style:font-name="Liberation Mono" fo:font-size="10pt" officeooo:rsid="000d404d" officeooo:paragraph-rsid="000d404d" style:font-size-asian="10pt" style:font-size-complex="10pt"/>
    </style:style>
    <style:style style:name="P6" style:family="paragraph" style:parent-style-name="Standard">
      <style:paragraph-properties fo:text-align="center" style:justify-single-word="false"/>
      <style:text-properties style:font-name="Liberation Mono" fo:font-size="10pt" officeooo:rsid="000d404d" officeooo:paragraph-rsid="00155042" style:font-size-asian="10pt" style:font-size-complex="10pt"/>
    </style:style>
    <style:style style:name="P7" style:family="paragraph" style:parent-style-name="Standard">
      <style:paragraph-properties fo:text-align="center" style:justify-single-word="false"/>
      <style:text-properties style:font-name="Liberation Mono" fo:font-size="10pt" officeooo:rsid="000dd709" officeooo:paragraph-rsid="000dd709" style:font-size-asian="10pt" style:font-size-complex="10pt"/>
    </style:style>
    <style:style style:name="P8" style:family="paragraph" style:parent-style-name="Standard">
      <style:paragraph-properties fo:text-align="center" style:justify-single-word="false"/>
      <style:text-properties style:font-name="Liberation Mono" fo:font-size="10pt" officeooo:rsid="000dd709" officeooo:paragraph-rsid="00126432" style:font-size-asian="10pt" style:font-size-complex="10pt"/>
    </style:style>
    <style:style style:name="P9" style:family="paragraph" style:parent-style-name="Standard">
      <style:paragraph-properties fo:text-align="center" style:justify-single-word="false"/>
      <style:text-properties style:font-name="Liberation Mono" fo:font-size="10pt" officeooo:rsid="000ed46a" officeooo:paragraph-rsid="000ed46a" style:font-size-asian="10pt" style:font-size-complex="10pt"/>
    </style:style>
    <style:style style:name="P10" style:family="paragraph" style:parent-style-name="Standard">
      <style:paragraph-properties fo:text-align="center" style:justify-single-word="false"/>
      <style:text-properties style:font-name="Liberation Mono" fo:font-size="10pt" officeooo:rsid="0010948d" officeooo:paragraph-rsid="0010948d" style:font-size-asian="10pt" style:font-size-complex="10pt"/>
    </style:style>
    <style:style style:name="P11" style:family="paragraph" style:parent-style-name="Standard">
      <style:paragraph-properties fo:text-align="center" style:justify-single-word="false"/>
      <style:text-properties style:font-name="Liberation Mono" fo:font-size="10pt" officeooo:rsid="00126432" officeooo:paragraph-rsid="00126432" style:font-size-asian="10pt" style:font-size-complex="10pt"/>
    </style:style>
    <style:style style:name="P12" style:family="paragraph" style:parent-style-name="Standard">
      <style:paragraph-properties fo:text-align="center" style:justify-single-word="false"/>
      <style:text-properties style:font-name="Liberation Mono" fo:font-size="10pt" officeooo:rsid="00146402" officeooo:paragraph-rsid="00146402" style:font-size-asian="10pt" style:font-size-complex="10pt"/>
    </style:style>
    <style:style style:name="P13" style:family="paragraph" style:parent-style-name="Standard">
      <style:paragraph-properties fo:text-align="center" style:justify-single-word="false"/>
      <style:text-properties style:font-name="Liberation Mono" fo:font-size="10pt" officeooo:rsid="00152148" officeooo:paragraph-rsid="00152148" style:font-size-asian="10pt" style:font-size-complex="10pt"/>
    </style:style>
    <style:style style:name="P14" style:family="paragraph" style:parent-style-name="Standard">
      <style:paragraph-properties fo:text-align="center" style:justify-single-word="false"/>
      <style:text-properties style:font-name="Liberation Mono" fo:font-size="10pt" officeooo:rsid="000dd709" officeooo:paragraph-rsid="000dd709" style:font-size-asian="8.75pt" style:font-size-complex="10pt"/>
    </style:style>
    <style:style style:name="P15" style:family="paragraph" style:parent-style-name="Standard">
      <style:text-properties officeooo:paragraph-rsid="00155042"/>
    </style:style>
    <style:style style:name="P16" style:family="paragraph" style:parent-style-name="Preformatted_20_Text">
      <style:paragraph-properties fo:text-align="center" style:justify-single-word="false"/>
      <style:text-properties style:font-name="Liberation Mono" fo:font-size="10pt" style:font-size-asian="10pt" style:font-size-complex="10pt"/>
    </style:style>
    <style:style style:name="P17" style:family="paragraph" style:parent-style-name="Preformatted_20_Text">
      <style:paragraph-properties fo:text-align="center" style:justify-single-word="false"/>
      <style:text-properties style:font-name="Liberation Mono" fo:font-size="10pt" officeooo:paragraph-rsid="000cf9f9" style:font-size-asian="10pt" style:font-size-complex="10pt"/>
    </style:style>
    <style:style style:name="P18" style:family="paragraph" style:parent-style-name="Preformatted_20_Text">
      <style:paragraph-properties fo:text-align="center" style:justify-single-word="false"/>
      <style:text-properties style:font-name="Liberation Mono" fo:font-size="10pt" officeooo:paragraph-rsid="000dd709" style:font-size-asian="10pt" style:font-size-complex="10pt"/>
    </style:style>
    <style:style style:name="P19" style:family="paragraph" style:parent-style-name="Preformatted_20_Text">
      <style:paragraph-properties fo:text-align="center" style:justify-single-word="false"/>
      <style:text-properties style:font-name="Liberation Mono" fo:font-size="10pt" officeooo:rsid="000dd709" officeooo:paragraph-rsid="000dd709" style:font-size-asian="10pt" style:font-size-complex="10pt"/>
    </style:style>
    <style:style style:name="P20" style:family="paragraph" style:parent-style-name="Preformatted_20_Text">
      <style:paragraph-properties fo:margin-top="0cm" fo:margin-bottom="0.499cm" loext:contextual-spacing="false" fo:text-align="center" style:justify-single-word="false"/>
      <style:text-properties style:font-name="Liberation Mono" fo:font-size="10pt" officeooo:paragraph-rsid="000cf9f9" style:font-size-asian="10pt" style:font-size-complex="10pt"/>
    </style:style>
    <style:style style:name="P21" style:family="paragraph" style:parent-style-name="Standard">
      <style:paragraph-properties fo:text-align="center" style:justify-single-word="false"/>
      <style:text-properties style:font-name="Liberation Mono" fo:font-size="10pt" officeooo:rsid="000dd709" officeooo:paragraph-rsid="00155042" style:font-size-asian="10pt" style:font-size-complex="10pt"/>
    </style:style>
    <style:style style:name="P22" style:family="paragraph" style:parent-style-name="Standard">
      <style:paragraph-properties fo:text-align="center" style:justify-single-word="false"/>
      <style:text-properties style:font-name="Liberation Mono" fo:font-size="10pt" officeooo:rsid="000dd709" officeooo:paragraph-rsid="001a67a6" style:font-size-asian="10pt" style:font-size-complex="10pt"/>
    </style:style>
    <style:style style:name="P23" style:family="paragraph" style:parent-style-name="Standard">
      <style:paragraph-properties fo:text-align="center" style:justify-single-word="false"/>
      <style:text-properties style:font-name="Liberation Mono" fo:font-size="10pt" officeooo:rsid="000d404d" officeooo:paragraph-rsid="001a67a6" style:font-size-asian="10pt" style:font-size-complex="10pt"/>
    </style:style>
    <style:style style:name="P24" style:family="paragraph" style:parent-style-name="Standard">
      <style:paragraph-properties fo:text-align="center" style:justify-single-word="false"/>
      <style:text-properties style:font-name="Liberation Mono" fo:font-size="10pt" officeooo:rsid="00126432" officeooo:paragraph-rsid="001a67a6" style:font-size-asian="10pt" style:font-size-complex="10pt"/>
    </style:style>
    <style:style style:name="P25" style:family="paragraph" style:parent-style-name="Standard">
      <style:paragraph-properties fo:text-align="center" style:justify-single-word="false"/>
      <style:text-properties style:font-name="Liberation Mono" fo:font-size="10pt" officeooo:rsid="00152148" officeooo:paragraph-rsid="00155042" style:font-size-asian="10pt" style:font-size-complex="10pt"/>
    </style:style>
    <style:style style:name="P26" style:family="paragraph" style:parent-style-name="Standard">
      <style:paragraph-properties fo:text-align="center" style:justify-single-word="false"/>
      <style:text-properties style:font-name="Liberation Mono" fo:font-size="10pt" officeooo:rsid="001c2c02" officeooo:paragraph-rsid="001c2c02" style:font-size-asian="10pt" style:font-size-complex="10pt"/>
    </style:style>
    <style:style style:name="P27" style:family="paragraph" style:parent-style-name="Standard">
      <style:paragraph-properties fo:text-align="center" style:justify-single-word="false"/>
      <style:text-properties style:font-name="Liberation Mono" fo:font-size="10pt" officeooo:rsid="001c2c02" officeooo:paragraph-rsid="001deec6" style:font-size-asian="10pt" style:font-size-complex="10pt"/>
    </style:style>
    <style:style style:name="P28" style:family="paragraph" style:parent-style-name="Standard">
      <style:paragraph-properties fo:text-align="center" style:justify-single-word="false"/>
      <style:text-properties style:font-name="Liberation Mono" fo:font-size="10pt" officeooo:rsid="001deec6" officeooo:paragraph-rsid="001deec6" style:font-size-asian="10pt" style:font-size-complex="10pt"/>
    </style:style>
    <style:style style:name="T1" style:family="text">
      <style:text-properties officeooo:rsid="000cf9f9"/>
    </style:style>
    <style:style style:name="T2" style:family="text">
      <style:text-properties officeooo:rsid="000d404d"/>
    </style:style>
    <style:style style:name="T3" style:family="text">
      <style:text-properties officeooo:rsid="000dd709"/>
    </style:style>
    <style:style style:name="T4" style:family="text">
      <style:text-properties officeooo:rsid="000ed46a"/>
    </style:style>
    <style:style style:name="T5" style:family="text">
      <style:text-properties officeooo:rsid="0010948d"/>
    </style:style>
    <style:style style:name="T6" style:family="text">
      <style:text-properties officeooo:rsid="00146402"/>
    </style:style>
    <style:style style:name="T7" style:family="text">
      <style:text-properties officeooo:rsid="00152148"/>
    </style:style>
    <style:style style:name="T8" style:family="text">
      <style:text-properties officeooo:rsid="00155042"/>
    </style:style>
    <style:style style:name="T9" style:family="text">
      <style:text-properties officeooo:rsid="00168d43"/>
    </style:style>
    <style:style style:name="T10" style:family="text">
      <style:text-properties officeooo:rsid="00181e1e"/>
    </style:style>
    <style:style style:name="T11" style:family="text">
      <style:text-properties officeooo:rsid="001deec6"/>
    </style:style>
    <style:style style:name="T12" style:family="text">
      <style:text-properties officeooo:rsid="001f53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Text_20_body"/>
      <table:table table:name="Tabelle1" table:style-name="Tabelle1">
        <table:table-column table:style-name="Tabelle1.A"/>
        <table:table-column table:style-name="Tabelle1.B"/>
        <table:table-column table:style-name="Tabelle1.A"/>
        <table:table-column table:style-name="Tabelle1.D"/>
        <table:table-row>
          <table:table-cell table:style-name="Tabelle1.A1" table:number-columns-spanned="4" office:value-type="string">
            <text:p text:style-name="P2"/>
            <text:p text:style-name="P2">After going to nursing school for several years, Sarah got a job at the </text:p>
            <text:p text:style-name="P2">children’s hospital and sees many different children each day. This is the job she has always wanted. Almost every single day Sarah feels good and generally experiences a lot of pleasant emotions. In fact, it is very rare that she would ever feel negative emotions like sadness or loneliness. When Sarah thinks about her life, she always comes to the same conclusion: she feels highly satisfied with the way she lives.</text:p>
            <text:p text:style-name="P2"/>
          </table:table-cell>
          <table:covered-table-cell/>
          <table:covered-table-cell/>
          <table:covered-table-cell/>
        </table:table-row>
        <table:table-row>
          <table:table-cell table:style-name="Tabelle1.A2" table:number-columns-spanned="2" office:value-type="string">
            <text:p text:style-name="P2"/>
            <text:p text:style-name="P2">The reason Sarah feels this way is that she tries to help the sick children by giving them medicine that tastes like candy.</text:p>
            <text:p text:style-name="P2"/>
          </table:table-cell>
          <table:covered-table-cell/>
          <table:table-cell table:style-name="Tabelle1.C2" table:number-columns-spanned="2" office:value-type="string">
            <text:p text:style-name="P2"/>
            <text:p text:style-name="P2">The reason Sarah feels this way is that she tries to poison the sick children by giving them pesticides that taste like candy.</text:p>
          </table:table-cell>
          <table:covered-table-cell/>
        </table:table-row>
        <table:table-row>
          <table:table-cell table:style-name="Tabelle1.A2" office:value-type="string">
            <text:p text:style-name="P2"/>
            <text:p text:style-name="P2">Ten years after Sarah died, a new medical discovery was made which </text:p>
            <text:p text:style-name="P2">suggested that the medicine had made some of the </text:p>
            <text:p text:style-name="P2">children less sick.</text:p>
            <text:p text:style-name="P2"/>
          </table:table-cell>
          <table:table-cell table:style-name="Tabelle1.A2" office:value-type="string">
            <text:p text:style-name="P2"/>
            <text:p text:style-name="P2">Ten years after Sarah died, a new medical discovery was made which </text:p>
            <text:p text:style-name="P2">suggested that the medicine had made some of the children</text:p>
            <text:p text:style-name="P2">more sick</text:p>
          </table:table-cell>
          <table:table-cell table:style-name="Tabelle1.A2" office:value-type="string">
            <text:p text:style-name="P2"/>
            <text:p text:style-name="P2">Ten years after Sarah died, a new medical discovery was made which </text:p>
            <text:p text:style-name="P2">suggested that the pesticides had made some of the </text:p>
            <text:p text:style-name="P2">children less sick.</text:p>
          </table:table-cell>
          <table:table-cell table:style-name="Tabelle1.C2" office:value-type="string">
            <text:p text:style-name="P2"/>
            <text:p text:style-name="P2">Ten years after Sarah died, a new medical discovery was made which </text:p>
            <text:p text:style-name="P2">suggested that the pesticide had made some of the children</text:p>
            <text:p text:style-name="P2">more sick</text:p>
          </table:table-cell>
        </table:table-row>
      </table:table>
      <text:p text:style-name="P1"/>
      <text:p text:style-name="P1"/>
      <table:table table:name="Tabelle2" table:style-name="Tabelle2">
        <table:table-column table:style-name="Tabelle2.A"/>
        <table:table-column table:style-name="Tabelle2.B"/>
        <table:table-column table:style-name="Tabelle2.A"/>
        <table:table-column table:style-name="Tabelle2.D"/>
        <table:table-row>
          <table:table-cell table:style-name="Tabelle2.A1" table:number-columns-spanned="4" office:value-type="string">
            <text:p text:style-name="P2"/>
            <text:p text:style-name="P2">After going to university for several years and studying ecology, Ashley got a job in a big nature reserve. This is the job she has always wanted. Almost every single day Ashley feels good and generally experiences a lot of pleasant emotions. In fact, it is very rare that she would ever feel negative emotions like sadness or loneliness. When Ashley thinks about her life, she always comes to the same conclusion: she feels highly satisfied with the way she lives.</text:p>
            <text:p text:style-name="P2"/>
          </table:table-cell>
          <table:covered-table-cell/>
          <table:covered-table-cell/>
          <table:covered-table-cell/>
        </table:table-row>
        <table:table-row>
          <table:table-cell table:style-name="Tabelle2.A2" table:number-columns-spanned="2" office:value-type="string">
            <text:p text:style-name="P2"/>
            <text:p text:style-name="P2">The reason Ashley feels this way is that she tries to preserve the nature by fighting against harmful insects.</text:p>
            <text:p text:style-name="P2"/>
          </table:table-cell>
          <table:covered-table-cell/>
          <table:table-cell table:style-name="Tabelle2.C2" table:number-columns-spanned="2" office:value-type="string">
            <text:p text:style-name="P2"/>
            <text:p text:style-name="P2">The reason Ashley feels this way is that she tries to destroy the nature by promoting harmful insects.</text:p>
          </table:table-cell>
          <table:covered-table-cell/>
        </table:table-row>
        <table:table-row>
          <table:table-cell table:style-name="Tabelle2.A2" office:value-type="string">
            <text:p text:style-name="P2"/>
            <text:p text:style-name="P2">Ten years after Ashley died, a new biological discovery was made which </text:p>
            <text:p text:style-name="P2">suggested that the insects had destroyed many trees species.</text:p>
            <text:p text:style-name="P2"/>
          </table:table-cell>
          <table:table-cell table:style-name="Tabelle2.A2" office:value-type="string">
            <text:p text:style-name="P2"/>
            <text:p text:style-name="P2">Ten years after Ashley died, a new biological discovery was made which </text:p>
            <text:p text:style-name="P2">suggested that the insects had preserved many tree species.</text:p>
          </table:table-cell>
          <table:table-cell table:style-name="Tabelle2.A2" office:value-type="string">
            <text:p text:style-name="P2"/>
            <text:p text:style-name="P2">Ten years after Ashley died, a new biological discovery was made which </text:p>
            <text:p text:style-name="P2">suggested that the insects had destroyed many trees species.</text:p>
            <text:p text:style-name="P2"/>
          </table:table-cell>
          <table:table-cell table:style-name="Tabelle2.C2" office:value-type="string">
            <text:p text:style-name="P2"/>
            <text:p text:style-name="P2">Ten years after Ashley died, a new biological discovery was made which </text:p>
            <text:p text:style-name="P2">suggested that the insects had preserved many tree species.</text:p>
          </table:table-cell>
        </table:table-row>
      </table:table>
      <text:p text:style-name="Standard"/>
      <table:table table:name="Tabelle3" table:style-name="Tabelle3">
        <table:table-column table:style-name="Tabelle3.A"/>
        <table:table-column table:style-name="Tabelle3.B"/>
        <table:table-column table:style-name="Tabelle3.A"/>
        <table:table-column table:style-name="Tabelle3.D"/>
        <table:table-row>
          <table:table-cell table:style-name="Tabelle3.A1" table:number-columns-spanned="4" office:value-type="string">
            <text:p text:style-name="P2"/>
            <text:p text:style-name="P2"><text:soft-page-break/>After studying to become a teacher for several years, Anna got a job at a school and sees many different children each day. This is the job she has always wanted. Almost every single day Anna feels good and generally experiences a lot of pleasant emotions. In fact, it is very rare that she would ever feel negative emotions like sadness or loneliness. When Anna thinks about her life, she always comes to the same conclusion: she feels highly satisfied with the way she lives.</text:p>
            <text:p text:style-name="P2"/>
          </table:table-cell>
          <table:covered-table-cell/>
          <table:covered-table-cell/>
          <table:covered-table-cell/>
        </table:table-row>
        <table:table-row>
          <table:table-cell table:style-name="Tabelle3.A2" table:number-columns-spanned="2" office:value-type="string">
            <text:p text:style-name="P2"/>
            <text:p text:style-name="P2">The reason Anna feels this way is that she tries to help the children by teaching them through video games.</text:p>
            <text:p text:style-name="P2"/>
          </table:table-cell>
          <table:covered-table-cell/>
          <table:table-cell table:style-name="Tabelle3.C2" table:number-columns-spanned="2" office:value-type="string">
            <text:p text:style-name="P2"/>
            <text:p text:style-name="P2">The reason Anna feels this way is that she tries to sidetrack the children by teaching them through video games.</text:p>
          </table:table-cell>
          <table:covered-table-cell/>
        </table:table-row>
        <table:table-row>
          <table:table-cell table:style-name="Tabelle3.A2" office:value-type="string">
            <text:p text:style-name="P2"/>
            <text:p text:style-name="P2">Ten years after Anna died, a new discovery was made which </text:p>
            <text:p text:style-name="P2">suggested that this method had made some of the children</text:p>
            <text:p text:style-name="P2">smarter.</text:p>
            <text:p text:style-name="P2"/>
          </table:table-cell>
          <table:table-cell table:style-name="Tabelle3.A2" office:value-type="string">
            <text:p text:style-name="P2"/>
            <text:p text:style-name="P2">Ten years after Anna died, a new discovery was made which </text:p>
            <text:p text:style-name="P2">suggested that this method had made some of the children</text:p>
            <text:p text:style-name="P2">dumber.</text:p>
          </table:table-cell>
          <table:table-cell table:style-name="Tabelle3.A2" office:value-type="string">
            <text:p text:style-name="P2"/>
            <text:p text:style-name="P2">Ten years after Anna died, a new discovery was made which </text:p>
            <text:p text:style-name="P2">suggested that this method had made some of the children</text:p>
            <text:p text:style-name="P2">dumber.</text:p>
          </table:table-cell>
          <table:table-cell table:style-name="Tabelle3.C2" office:value-type="string">
            <text:p text:style-name="P2"/>
            <text:p text:style-name="P2">Ten years after Anna died, a new discovery was made which </text:p>
            <text:p text:style-name="P2">suggested that this method had made some of the children</text:p>
            <text:p text:style-name="P2">dumber.</text:p>
          </table:table-cell>
        </table:table-row>
      </table:table>
      <text:p text:style-name="Standard"/>
      <text:p text:style-name="P15"/>
      <table:table table:name="Tabelle7" table:style-name="Tabelle7">
        <table:table-column table:style-name="Tabelle7.A"/>
        <table:table-column table:style-name="Tabelle7.B"/>
        <table:table-column table:style-name="Tabelle7.A"/>
        <table:table-column table:style-name="Tabelle7.D"/>
        <table:table-row>
          <table:table-cell table:style-name="Tabelle7.A1" table:number-columns-spanned="4" office:value-type="string">
            <text:p text:style-name="P6"><text:span text:style-name="T8">Khamma</text:span> is an alien and lives on a planet far away. <text:span text:style-name="T9">The planet lies in the shadow of another huge planet and only gets a couple of hours sunlight per day. Nevertheless Khamma is quite happy with her life.</text:span></text:p>
            <text:p text:style-name="P21"/>
          </table:table-cell>
          <table:covered-table-cell/>
          <table:covered-table-cell/>
          <table:covered-table-cell/>
        </table:table-row>
        <table:table-row>
          <table:table-cell table:style-name="Tabelle7.A2" table:number-columns-spanned="2" office:value-type="string">
            <text:p text:style-name="P4">Bad life: </text:p>
            <text:p text:style-name="P23"/>
            <text:p text:style-name="P24">The reason for that is that <text:span text:style-name="T9">she always wanted to gain more and more power over her people</text:span>. It really is a matter of utmost importance to <text:span text:style-name="T8">her</text:span> and is closest to <text:span text:style-name="T8">her</text:span> heart. So far it has been going great and now <text:span text:style-name="T9">she</text:span> is ready to</text:p>
            <text:p text:style-name="P22">take the next step.</text:p>
            <text:p text:style-name="P26">She has developed a device that allows her to control certain movements of the planet. It gives <text:span text:style-name="T11">her </text:span>the <text:span text:style-name="T11">power</text:span> over how much more or less sun the planet will receive.</text:p>
          </table:table-cell>
          <table:covered-table-cell/>
          <table:table-cell table:style-name="Tabelle7.C2" table:number-columns-spanned="2" office:value-type="string">
            <text:p text:style-name="P4">Good life:</text:p>
            <text:p text:style-name="P25"/>
            <text:p text:style-name="P24">The reason for that is that <text:span text:style-name="T9">she always wanted to help her people to have a better life</text:span>. It really is a matter of utmost importance to <text:span text:style-name="T8">her</text:span> and is closest to <text:span text:style-name="T8">her</text:span> heart. So far it has been going great and now <text:span text:style-name="T9">she</text:span> is ready to</text:p>
            <text:p text:style-name="P22">take the next step.</text:p>
            <text:p text:style-name="P27">She has developed a device that <text:span text:style-name="T11">gives her certain control over the movements of the planet. With that she can change the orbital location so that her people get more light.</text:span></text:p>
          </table:table-cell>
          <table:covered-table-cell/>
        </table:table-row>
        <table:table-row>
          <table:table-cell table:style-name="Tabelle7.A2" office:value-type="string">
            <text:p text:style-name="P4">Bad life succeeding in being bad:</text:p>
            <text:p text:style-name="P26">The device works and sends the planet into complete darkness. Quickly the people come to her, bring presents, and beg for more light.</text:p>
          </table:table-cell>
          <table:table-cell table:style-name="Tabelle7.A2" office:value-type="string">
            <text:p text:style-name="P4">Bad life turning out good:</text:p>
            <text:p text:style-name="P26">At first the device works, but then it has a malfunction, <text:span text:style-name="T12">so that</text:span> the planet <text:span text:style-name="T12">moves</text:span> further out from the big shadow. The people have even more light now and are very happy.</text:p>
          </table:table-cell>
          <table:table-cell table:style-name="Tabelle7.A2" office:value-type="string">
            <text:p text:style-name="P4">Good life succeeding in being good:</text:p>
            <text:p text:style-name="P28">The device works beautifully, moving <text:s/>the planet so far out of the shadow that it receives an optimal amount of sun. The whole ecosystem flourishes.</text:p>
          </table:table-cell>
          <table:table-cell table:style-name="Tabelle7.C2" office:value-type="string">
            <text:p text:style-name="P4">Good life turning out bad:</text:p>
            <text:p text:style-name="P28">The device works in moving the planet out of the shadow, but it malfunctions and can’t be stopped. The planet gets exposed to extreme amounts of sunlight and in a couple of weeks, the whole ecosystem crushes and the surface becomes barren.</text:p>
          </table:table-cell>
        </table:table-row>
      </table:table>
      <text:p text:style-name="P15"><text:soft-page-break/></text:p>
      <table:table table:name="Tabelle4" table:style-name="Tabelle4">
        <table:table-column table:style-name="Tabelle4.A"/>
        <table:table-column table:style-name="Tabelle4.B"/>
        <table:table-column table:style-name="Tabelle4.A"/>
        <table:table-column table:style-name="Tabelle4.D"/>
        <table:table-row>
          <table:table-cell table:style-name="Tabelle4.A1" table:number-columns-spanned="4" office:value-type="string">
            <text:p text:style-name="P5">Cyp is an alien and lives on a planet far away. <text:span text:style-name="T6">Its people lack nothing, but they all have to put in hard work. Nevertheless Cyp is quite happy with his life.</text:span></text:p>
            <text:p text:style-name="P5"/>
            <text:p text:style-name="P11">The reason for that is that Cyp enjoys the work/always has found ways to get around working too much. It really is a matter of utmost importance to <text:span text:style-name="T8">him</text:span> and is closest to <text:span text:style-name="T8">his</text:span> heart. So far it has been going great and now Cyp is ready to</text:p>
            <text:p text:style-name="P8">take the next step.</text:p>
          </table:table-cell>
          <table:covered-table-cell/>
          <table:covered-table-cell/>
          <table:covered-table-cell/>
        </table:table-row>
        <table:table-row>
          <table:table-cell table:style-name="Tabelle4.A2" table:number-columns-spanned="2" office:value-type="string">
            <text:p text:style-name="P3">Bad life: </text:p>
            <text:p text:style-name="P11"><text:span text:style-name="T8">He</text:span> ha<text:span text:style-name="T6">s developed a program that will overwrite the global work register and delete him from the list.</text:span></text:p>
          </table:table-cell>
          <table:covered-table-cell/>
          <table:table-cell table:style-name="Tabelle4.C2" table:number-columns-spanned="2" office:value-type="string">
            <text:p text:style-name="P3">Good life:</text:p>
            <text:p text:style-name="P13"><text:span text:style-name="T8">He</text:span> has developed a program that will make the coordination of work much more efficient.</text:p>
          </table:table-cell>
          <table:covered-table-cell/>
        </table:table-row>
        <table:table-row>
          <table:table-cell table:style-name="Tabelle4.A2" office:value-type="string">
            <text:p text:style-name="P3">Bad life succeeding in being bad:</text:p>
            <text:p text:style-name="P12">It turns out that soon after he doesn’t get assigned to any work anymore and <text:span text:style-name="T7">also makes it possible for others to get of the radar</text:span>.</text:p>
          </table:table-cell>
          <table:table-cell table:style-name="Tabelle4.A2" office:value-type="string">
            <text:p text:style-name="P3">Bad life turning out good:</text:p>
            <text:p text:style-name="P12">It turns out that there was a mistake in the system which was revealed by his program and now work can be assigned much more efficiently, <text:span text:style-name="T7">which allowed some older people to work less. Cyp received praise and a new job.</text:span></text:p>
          </table:table-cell>
          <table:table-cell table:style-name="Tabelle4.A2" office:value-type="string">
            <text:p text:style-name="P3">Good life succeeding in being good:</text:p>
            <text:p text:style-name="P13">It turns out that the production increased so much due to the more efficient assignments that some of the older people can work less and the planet is even ready to trade with other planets.</text:p>
          </table:table-cell>
          <table:table-cell table:style-name="Tabelle4.C2" office:value-type="string">
            <text:p text:style-name="P3">Good life turning out bad:</text:p>
            <text:p text:style-name="P13">It turns out that the program causes an enormous confusion and makes the system brake down. That results in the planet loosing great amounts of production goods which are desperately needed.</text:p>
          </table:table-cell>
        </table:table-row>
      </table:table>
      <text:p text:style-name="Standard"/>
      <table:table table:name="Tabelle5" table:style-name="Tabelle5">
        <table:table-column table:style-name="Tabelle5.A"/>
        <table:table-column table:style-name="Tabelle5.B"/>
        <table:table-column table:style-name="Tabelle5.A"/>
        <table:table-column table:style-name="Tabelle5.D"/>
        <table:table-row>
          <table:table-cell table:style-name="Tabelle5.A1" table:number-columns-spanned="4" office:value-type="string">
            <text:p text:style-name="P14">Noscorr is an alien and lives on a planet far away. His planet is flourishing although it is very secluded compared to the planets around them. Nevertheless he is quite happy with his life. </text:p>
            <text:p text:style-name="P18"/>
            <text:p text:style-name="P18">The reason for that is that he has always tried to <text:span text:style-name="T3">adhere to/rebel</text:span> <text:span text:style-name="T4">against </text:span>the</text:p>
            <text:p text:style-name="P18"><text:span text:style-name="T4">mindset of his people</text:span>. It really is a matter of utmost importance to h<text:span text:style-name="T3">im</text:span> and is closest to h<text:span text:style-name="T3">is</text:span> heart. So far it has been going great and now <text:span text:style-name="T3">he</text:span> is ready to</text:p>
            <text:p text:style-name="P19">take the next step.</text:p>
          </table:table-cell>
          <table:covered-table-cell/>
          <table:covered-table-cell/>
          <table:covered-table-cell/>
        </table:table-row>
        <table:table-row>
          <table:table-cell table:style-name="Tabelle5.A2" table:number-columns-spanned="2" office:value-type="string">
            <text:p text:style-name="P3">Bad life: </text:p>
            <text:p text:style-name="P7">He has planned to contact the other planets and build up connections to <text:span text:style-name="T4">channel new ideas to his people</text:span>.</text:p>
          </table:table-cell>
          <table:covered-table-cell/>
          <table:table-cell table:style-name="Tabelle5.C2" table:number-columns-spanned="2" office:value-type="string">
            <text:p text:style-name="P3">Good life:</text:p>
            <text:p text:style-name="P9">He has planned to undermine any contact to other species from his planet by creating a <text:span text:style-name="T5">big communication shield around it.</text:span></text:p>
          </table:table-cell>
          <table:covered-table-cell/>
        </table:table-row>
        <table:table-row>
          <table:table-cell table:style-name="Tabelle5.A2" office:value-type="string">
            <text:p text:style-name="P3">Bad life succeeding in being bad:</text:p>
            <text:p text:style-name="P7">It turns out that the other species are quite happy about the new contact and within months have infiltrated the planet <text:span text:style-name="T4">with their different thinking</text:span>.</text:p>
          </table:table-cell>
          <table:table-cell table:style-name="Tabelle5.A2" office:value-type="string">
            <text:p text:style-name="P3">Bad life turning out good:</text:p>
            <text:p text:style-name="P9">It turns out that the other species don’t care about contact at all and decide to never speak to this planet again.</text:p>
          </table:table-cell>
          <table:table-cell table:style-name="Tabelle5.A2" office:value-type="string">
            <text:p text:style-name="P3">Good life succeeding in being good:</text:p>
            <text:p text:style-name="P10">It turns out that the shield works perfectly well and even protects the planet from dangerous space radiation.</text:p>
          </table:table-cell>
          <table:table-cell table:style-name="Tabelle5.C2" office:value-type="string">
            <text:p text:style-name="P3">Good life turning out bad:</text:p>
            <text:p text:style-name="P10">It turns out that the shield caught the attention of the surrounding planets, which now show great interest in his people. Some of his fellow beings have already left the planet.</text:p>
          </table:table-cell>
        </table:table-row>
      </table:table>
      <text:p text:style-name="Standard"/>
      <text:p text:style-name="Standard"/>
      <text:p text:style-name="Standard">habanero mango hot sauce stonewall kitchen</text:p>
      <text:p text:style-name="Standard"/>
      <table:table table:name="Tabelle6" table:style-name="Tabelle6">
        <table:table-column table:style-name="Tabelle6.A"/>
        <table:table-column table:style-name="Tabelle6.B"/>
        <table:table-column table:style-name="Tabelle6.A"/>
        <table:table-column table:style-name="Tabelle6.D"/>
        <table:table-row>
          <table:table-cell table:style-name="Tabelle6.A1" table:number-columns-spanned="4" office:value-type="string">
            <text:p text:style-name="P16">Merrhi is an alien and lives on a planet far away. H<text:span text:style-name="T2">er</text:span> planet is barren</text:p>
            <text:p text:style-name="P16"><text:soft-page-break/>and poor, but <text:span text:style-name="T2">s</text:span>he is nevert<text:span text:style-name="T1">h</text:span>eless quite happy with h<text:span text:style-name="T2">er</text:span> life.</text:p>
            <text:p text:style-name="P16"/>
            <text:p text:style-name="P16">The reason for that is that <text:span text:style-name="T2">s</text:span>he has always tried to support/undermine the</text:p>
            <text:p text:style-name="P16">system. It really is a matter of utmost importance to h<text:span text:style-name="T2">er</text:span> and is closest</text:p>
            <text:p text:style-name="P16">to h<text:span text:style-name="T2">er</text:span> heart. So far it has been going great and now <text:span text:style-name="T2">s</text:span>he is ready to</text:p>
            <text:p text:style-name="P16">perform h<text:span text:style-name="T2">er</text:span> next big plan.</text:p>
          </table:table-cell>
          <table:covered-table-cell/>
          <table:covered-table-cell/>
          <table:covered-table-cell/>
        </table:table-row>
        <table:table-row>
          <table:table-cell table:style-name="Tabelle6.A2" table:number-columns-spanned="2" office:value-type="string">
            <text:p text:style-name="P17">Bad Life:</text:p>
            <text:p text:style-name="P17"><text:span text:style-name="T2">Sh</text:span>e wants to blow up a small village, cause people are getting on h<text:span text:style-name="T2">er</text:span></text:p>
            <text:p text:style-name="P17">nerves and <text:span text:style-name="T2">s</text:span>he wants them gone.</text:p>
          </table:table-cell>
          <table:covered-table-cell/>
          <table:table-cell table:style-name="Tabelle6.C2" table:number-columns-spanned="2" office:value-type="string">
            <text:p text:style-name="P17">Good Life:</text:p>
            <text:p text:style-name="P17"><text:span text:style-name="T10">Sh</text:span>e wants to blow up some mountains, cause people need more living space</text:p>
            <text:p text:style-name="P17">and he wants to help them.</text:p>
          </table:table-cell>
          <table:covered-table-cell/>
        </table:table-row>
        <table:table-row>
          <table:table-cell table:style-name="Tabelle6.A2" office:value-type="string">
            <text:p text:style-name="P17">Bad Life succe<text:span text:style-name="T1">e</text:span>ding in being bad:</text:p>
            <text:p text:style-name="P17">After the detonation happened it turned out that even more people had been in the village that day, cause there had been a <text:span text:style-name="T1">celebration</text:span>. Everyone got killed.</text:p>
          </table:table-cell>
          <table:table-cell table:style-name="Tabelle6.A2" office:value-type="string">
            <text:p text:style-name="P17">Bad Life turning out good:</text:p>
            <text:p text:style-name="P17">After the detonation happened it turned out that no-one was in the village that day, because there had been a <text:span text:style-name="T1">celebration</text:span> on the fields. No-one was killed.</text:p>
            <text:p text:style-name="P17">The hole it blew into the ground though uncovered some fertile ground</text:p>
            <text:p text:style-name="P17">which was a great luck for the inhabitants of the planet.</text:p>
          </table:table-cell>
          <table:table-cell table:style-name="Tabelle6.A2" office:value-type="string">
            <text:p text:style-name="P17">Good life succeeding in being good:</text:p>
            <text:p text:style-name="P17">After the detonation happened it turned out that the living space was</text:p>
            <text:p text:style-name="P17">great and that the rock material from the explosion made a wonderful</text:p>
            <text:p text:style-name="P20">building material.</text:p>
          </table:table-cell>
          <table:table-cell table:style-name="Tabelle6.C2" office:value-type="string">
            <text:p text:style-name="P17">Good life in turning out bad:</text:p>
            <text:p text:style-name="P17">After the detonation happened it turned out the mountains had contained</text:p>
            <text:p text:style-name="P17">valuable minerals that could have been worth a lot, but that they were all</text:p>
            <text:p text:style-name="P17">destroyed in the explosio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8:46:58.06</meta:creation-date>
    <dc:date>2018-09-12T15:03:03.445000000</dc:date>
    <meta:editing-duration>P4DT22H7M5S</meta:editing-duration>
    <meta:editing-cycles>12</meta:editing-cycles>
    <meta:generator>LibreOffice/6.1.0.3$Windows_X86_64 LibreOffice_project/efb621ed25068d70781dc026f7e9c5187a4decd1</meta:generator>
    <meta:document-statistic meta:table-count="7" meta:image-count="0" meta:object-count="0" meta:page-count="4" meta:paragraph-count="117" meta:word-count="1796" meta:character-count="9858" meta:non-whitespace-character-count="8159"/>
  </office:meta>
</office:document-meta>
</file>